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79c5" officeooo:paragraph-rsid="000c79c5"/>
    </style:style>
    <style:style style:name="P2" style:family="paragraph" style:parent-style-name="Standard">
      <style:text-properties officeooo:rsid="000db086" officeooo:paragraph-rsid="000db086"/>
    </style:style>
    <style:style style:name="P3" style:family="paragraph" style:parent-style-name="Standard">
      <style:text-properties officeooo:rsid="000eeca8" officeooo:paragraph-rsid="000eeca8"/>
    </style:style>
    <style:style style:name="P4" style:family="paragraph" style:parent-style-name="Standard">
      <style:text-properties officeooo:rsid="000f03cc" officeooo:paragraph-rsid="000f03cc"/>
    </style:style>
    <style:style style:name="P5" style:family="paragraph" style:parent-style-name="Standard">
      <style:text-properties officeooo:rsid="00100c99" officeooo:paragraph-rsid="00100c99"/>
    </style:style>
    <style:style style:name="T1" style:family="text">
      <style:text-properties officeooo:rsid="0011f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:</text:p>
      <text:p text:style-name="P1"/>
      <text:p text:style-name="P1">Graphs</text:p>
      <text:p text:style-name="P1">Matrix</text:p>
      <text:p text:style-name="P3">Doubly Connected Edge List</text:p>
      <text:p text:style-name="P1">Double-ended queue (a.k.a. deque)</text:p>
      <text:p text:style-name="P1">Tree</text:p>
      <text:p text:style-name="P1">Hashed array Tree</text:p>
      <text:p text:style-name="P1">B-Tree</text:p>
      <text:p text:style-name="P1">Skip List</text:p>
      <text:p text:style-name="P2">Unrolled Linked List</text:p>
      <text:p text:style-name="P4">Fibonacci Heap</text:p>
      <text:p text:style-name="P4"/>
      <text:p text:style-name="P4"/>
      <text:p text:style-name="P5">Algorithms:</text:p>
      <text:p text:style-name="P5"/>
      <text:p text:style-name="P5">Smooth <text:span text:style-name="T1">S</text:span>ort</text:p>
      <text:p text:style-name="P5">A* Path Search</text:p>
      <text:p text:style-name="P5">Selection Sort</text:p>
      <text:p text:style-name="P5">Insertion Sort</text:p>
      <text:p text:style-name="P5">Tree S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2:15:26.764000000</meta:creation-date>
    <dc:date>2015-12-09T12:37:31.358000000</dc:date>
    <meta:editing-duration>PT22M5S</meta:editing-duration>
    <meta:editing-cycles>6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17" meta:word-count="36" meta:character-count="230" meta:non-whitespace-character-count="211"/>
  </office:meta>
</office:document-meta>
</file>